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111111" draw:fill="solid" draw:fill-color="#ffffff" draw:textarea-horizontal-align="justify" draw:textarea-vertical-align="middle" draw:auto-grow-height="false" draw:shadow="hidden"/>
    </style:style>
    <style:style style:name="gr4" style:family="graphic" style:parent-style-name="objectwithoutfill">
      <style:graphic-properties svg:stroke-color="#111111" draw:fill="none" draw:fill-color="#ffffff" draw:textarea-vertical-align="middle"/>
    </style:style>
    <style:style style:name="gr5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svg:stroke-color="#111111" draw:marker-end="Arrow" draw:marker-end-width="0.3cm" draw:fill="none" draw:fill-color="#ffffff" draw:textarea-vertical-align="middle" draw:shadow="hidden"/>
    </style:style>
    <style:style style:name="gr8" style:family="graphic" style:parent-style-name="standard">
      <style:graphic-properties draw:stroke="none" svg:stroke-color="#000000" draw:fill="none" draw:fill-color="#ffffff" fo:min-height="0.35cm" draw:shadow="hidden"/>
    </style:style>
    <style:style style:name="gr9" style:family="graphic" style:parent-style-name="objectwithoutfill">
      <style:graphic-properties svg:stroke-color="#111111" draw:fill="none" draw:fill-color="#ffffff" draw:textarea-vertical-align="middle" draw:shadow="hidden"/>
    </style:style>
    <style:style style:name="gr10" style:family="graphic" style:parent-style-name="standard">
      <style:graphic-properties svg:stroke-color="#111111" draw:marker-start="Arrow" draw:marker-start-width="0.3cm" draw:fill="solid" draw:fill-color="#ffffff" draw:textarea-vertical-align="middle" draw:shadow="hidden"/>
    </style:style>
    <style:style style:name="gr11" style:family="graphic" style:parent-style-name="standard">
      <style:graphic-properties draw:stroke="none" svg:stroke-color="#000000" draw:fill="none" draw:fill-color="#ffffff" fo:min-height="0.4cm" draw:shadow="hidden"/>
    </style:style>
    <style:style style:name="gr12" style:family="graphic" style:parent-style-name="standard">
      <style:graphic-properties svg:stroke-color="#111111" draw:fill="solid" draw:fill-color="#ffffff" draw:textarea-horizontal-align="justify" draw:textarea-vertical-align="middle" draw:auto-grow-height="false" draw:shadow="hidden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cm" fo:min-width="0cm"/>
    </style:style>
    <style:style style:name="gr15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8.5cm" svg:height="4cm" svg:x="1.3cm" svg:y="7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643cm" svg:height="0.556cm" svg:x="1.3cm" svg:y="7.5cm">
            <text:p text:style-name="P2"><text:span text:style-name="T1">op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" draw:text-style-name="P2" draw:layer="layout" svg:width="0.2cm" svg:height="9.7cm" svg:x="3cm" svg:y="5.3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3.1cm" svg:y1="5.2cm" svg:x2="3.1cm" svg:y2="15.3cm">
          <text:p/>
        </draw:line>
        <draw:g>
          <draw:custom-shape draw:style-name="gr5" draw:text-style-name="P2" draw:layer="layout" svg:width="0.8cm" svg:height="0.8cm" svg:x="2.7cm" svg:y="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3.1cm" svg:y1="3.6cm" svg:x2="3.1cm" svg:y2="4.7cm">
            <text:p/>
          </draw:line>
          <draw:line draw:style-name="gr4" draw:text-style-name="P2" draw:layer="layout" svg:x1="2.7cm" svg:y1="4.1cm" svg:x2="3.6cm" svg:y2="4.1cm">
            <text:p/>
          </draw:line>
          <draw:line draw:style-name="gr4" draw:text-style-name="P2" draw:layer="layout" svg:x1="3.1cm" svg:y1="4.7cm" svg:x2="2.8cm" svg:y2="5cm">
            <text:p/>
          </draw:line>
          <draw:line draw:style-name="gr4" draw:text-style-name="P2" draw:layer="layout" svg:x1="3.1cm" svg:y1="4.7cm" svg:x2="3.4cm" svg:y2="5cm">
            <text:p/>
          </draw:line>
        </draw:g>
        <draw:custom-shape draw:style-name="gr6" draw:text-style-name="P2" draw:layer="layout" svg:width="2.1cm" svg:height="1.2cm" svg:x="2cm" svg:y="1.4cm">
          <text:p text:style-name="P2">User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6cm" svg:height="1.2cm" svg:x="7.1cm" svg:y="1.4cm">
          <text:p text:style-name="P2">API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cm" svg:height="1.3cm" svg:x="8.5cm" svg:y="6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5.6cm" svg:x="8.4cm" svg:y="5.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5cm" svg:y1="5cm" svg:x2="8.5cm" svg:y2="15.1cm">
          <text:p/>
        </draw:line>
        <draw:line draw:style-name="gr7" draw:text-style-name="P2" draw:layer="layout" svg:x1="3.2cm" svg:y1="5.9cm" svg:x2="8.4cm" svg:y2="5.9cm">
          <text:p/>
        </draw:line>
        <draw:frame draw:style-name="gr8" draw:text-style-name="P4" draw:layer="layout" svg:width="4cm" svg:height="0.649cm" svg:x="3.8cm" svg:y="5.251cm">
          <draw:text-box>
            <text:p><text:span text:style-name="T1">Prononcer son texte</text:span></text:p>
          </draw:text-box>
        </draw:frame>
        <draw:line draw:style-name="gr9" draw:text-style-name="P3" draw:layer="layout" svg:x1="8.7cm" svg:y1="6.4cm" svg:x2="9.4cm" svg:y2="6.4cm">
          <text:p/>
        </draw:line>
        <draw:line draw:style-name="gr9" draw:text-style-name="P3" draw:layer="layout" svg:x1="9.4cm" svg:y1="6.4cm" svg:x2="9.4cm" svg:y2="7cm">
          <text:p/>
        </draw:line>
        <draw:line draw:style-name="gr10" draw:text-style-name="P3" draw:layer="layout" svg:x1="8.7cm" svg:y1="7cm" svg:x2="9.4cm" svg:y2="7cm">
          <text:p/>
        </draw:line>
        <draw:frame draw:style-name="gr11" draw:text-style-name="P4" draw:layer="layout" svg:width="2.5cm" svg:height="1.047cm" svg:x="8.6cm" svg:y="5.453cm">
          <draw:text-box>
            <text:p><text:span text:style-name="T1">Détecter les </text:span></text:p>
            <text:p><text:span text:style-name="T1">mots clés</text:span></text:p>
          </draw:text-box>
        </draw:frame>
        <draw:custom-shape draw:style-name="gr12" draw:text-style-name="P5" draw:layer="layout" svg:width="3.5cm" svg:height="1.3cm" svg:x="11.1cm" svg:y="1.406cm">
          <text:p text:style-name="P2"><text:span text:style-name="T2">Diapositiv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6cm" svg:x="12.9cm" svg:y="5.30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cm" svg:y1="5.206cm" svg:x2="13cm" svg:y2="15.406cm">
          <text:p/>
        </draw:line>
        <draw:line draw:style-name="gr7" draw:text-style-name="P3" draw:layer="layout" svg:x1="8.6cm" svg:y1="8.5cm" svg:x2="12.9cm" svg:y2="8.5cm">
          <text:p/>
        </draw:line>
        <draw:frame draw:style-name="gr13" draw:text-style-name="P6" draw:layer="layout" svg:width="4.706cm" svg:height="0.729cm" svg:x="8.394cm" svg:y="7.671cm">
          <draw:text-box>
            <text:p><text:span text:style-name="T3">Changer la diapositive</text:span></text:p>
          </draw:text-box>
        </draw:frame>
        <draw:line draw:style-name="gr10" draw:text-style-name="P3" draw:layer="layout" svg:x1="8.6cm" svg:y1="10.7cm" svg:x2="12.9cm" svg:y2="10.7cm">
          <text:p/>
        </draw:line>
        <draw:frame draw:style-name="gr13" draw:text-style-name="P6" draw:layer="layout" svg:width="4.329cm" svg:height="0.729cm" svg:x="8.7cm" svg:y="9.871cm">
          <draw:text-box>
            <text:p><text:span text:style-name="T3">Diapositive changée</text:span></text:p>
          </draw:text-box>
        </draw:frame>
        <draw:frame draw:style-name="gr14" draw:text-style-name="P4" draw:layer="layout" svg:width="6.204cm" svg:height="0.649cm" svg:x="1.296cm" svg:y="8.151cm">
          <draw:text-box>
            <text:p><text:span text:style-name="T1">[correspondance avec la grammaire]</text:span></text:p>
          </draw:text-box>
        </draw:frame>
        <draw:custom-shape draw:style-name="gr2" draw:text-style-name="P2" draw:layer="layout" svg:width="3.1cm" svg:height="1.4cm" svg:x="15.6cm" svg:y="1.4cm">
          <text:p text:style-name="P2">Fichier</text:p>
          <text:p text:style-name="P2">ressourc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3.1cm" svg:x="17.1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7.2cm" svg:y1="5cm" svg:x2="17.2cm" svg:y2="15.1cm">
          <text:p/>
        </draw:line>
        <draw:line draw:style-name="gr15" draw:text-style-name="P2" draw:layer="layout" svg:x1="3.2cm" svg:y1="12.1cm" svg:x2="17.1cm" svg:y2="12.1cm">
          <text:p/>
        </draw:line>
        <draw:line draw:style-name="gr15" draw:text-style-name="P2" draw:layer="layout" svg:x1="17.1cm" svg:y1="14.3cm" svg:x2="3.2cm" svg:y2="14.3cm">
          <text:p/>
        </draw:line>
        <draw:frame draw:style-name="gr16" draw:text-style-name="P4" draw:layer="layout" svg:width="3.118cm" svg:height="0.649cm" svg:x="9.1cm" svg:y="12.2cm">
          <draw:text-box>
            <text:p><text:span text:style-name="T1">Paramétrer mots</text:span></text:p>
          </draw:text-box>
        </draw:frame>
        <draw:frame draw:style-name="gr16" draw:text-style-name="P4" draw:layer="layout" svg:width="3.177cm" svg:height="0.649cm" svg:x="9cm" svg:y="13.551cm">
          <draw:text-box>
            <text:p><text:span text:style-name="T1">Mots Paramétré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0T20:55:53.834354979</meta:creation-date>
    <dc:date>2016-03-12T11:17:54.431277125</dc:date>
    <meta:editing-duration>PT5M21S</meta:editing-duration>
    <meta:editing-cycles>7</meta:editing-cycles>
    <meta:generator>LibreOffice/4.2.8.2$Linux_X86_64 LibreOffice_project/420m0$Build-2</meta:generator>
    <meta:document-statistic meta:object-count="37"/>
  </office:meta>
</office:document-meta>
</file>